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" svg:font-family="'Gill Sans MT'"/>
    <style:font-face style:name="Liberation Sans1" svg:font-family="'Liberation Sans'"/>
    <style:font-face style:name="Gill Sans MT1" svg:font-family="'Gill Sans M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5.25pt"/>
    </style:style>
    <style:style style:name="co2" style:family="table-column">
      <style:table-column-properties fo:break-before="auto" style:column-width="252.51pt"/>
    </style:style>
    <style:style style:name="co3" style:family="table-column">
      <style:table-column-properties fo:break-before="auto" style:column-width="95.24pt"/>
    </style:style>
    <style:style style:name="co4" style:family="table-column">
      <style:table-column-properties fo:break-before="auto" style:column-width="126.26pt"/>
    </style:style>
    <style:style style:name="co5" style:family="table-column">
      <style:table-column-properties fo:break-before="auto" style:column-width="83.99pt"/>
    </style:style>
    <style:style style:name="co6" style:family="table-column">
      <style:table-column-properties fo:break-before="auto" style:column-width="86.26pt"/>
    </style:style>
    <style:style style:name="co7" style:family="table-column">
      <style:table-column-properties fo:break-before="auto" style:column-width="83.2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63.65pt"/>
    </style:style>
    <style:style style:name="co10" style:family="table-column">
      <style:table-column-properties fo:break-before="auto" style:column-width="110.64pt"/>
    </style:style>
    <style:style style:name="co11" style:family="table-column">
      <style:table-column-properties fo:break-before="auto" style:column-width="112.14pt"/>
    </style:style>
    <style:style style:name="co12" style:family="table-column">
      <style:table-column-properties fo:break-before="auto" style:column-width="254.75pt"/>
    </style:style>
    <style:style style:name="co13" style:family="table-column">
      <style:table-column-properties fo:break-before="auto" style:column-width="129.2pt"/>
    </style:style>
    <style:style style:name="co14" style:family="table-column">
      <style:table-column-properties fo:break-before="auto" style:column-width="96.55pt"/>
    </style:style>
    <style:style style:name="co15" style:family="table-column">
      <style:table-column-properties fo:break-before="auto" style:column-width="222.04pt"/>
    </style:style>
    <style:style style:name="co16" style:family="table-column">
      <style:table-column-properties fo:break-before="auto" style:column-width="98.76pt"/>
    </style:style>
    <style:style style:name="co17" style:family="table-column">
      <style:table-column-properties fo:break-before="auto" style:column-width="105.45pt"/>
    </style:style>
    <style:style style:name="ro1" style:family="table-row">
      <style:table-row-properties style:row-height="17.2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ext-properties style:font-name="Gill Sans MT1" style:font-name-asian="Gill Sans MT" style:font-name-complex="Gill Sans MT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ill Sans MT" style:font-name-asian="Gill Sans MT" style:font-name-complex="Gill Sans MT"/>
    </style:style>
    <style:style style:name="ce38" style:family="table-cell" style:parent-style-name="Default" style:data-style-name="N121">
      <style:text-properties style:font-name="Gill Sans MT1" style:font-name-asian="Gill Sans MT" style:font-name-complex="Gill Sans MT"/>
    </style:style>
    <style:style style:name="ce4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style:font-name="Gill Sans MT" style:font-name-asian="Gill Sans MT" style:font-name-complex="Gill Sans MT"/>
    </style:style>
    <style:style style:name="ce40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Gill Sans MT1" style:font-name-asian="Gill Sans MT" style:font-name-complex="Gill Sans MT"/>
    </style:style>
    <style:style style:name="ce6" style:family="table-cell" style:parent-style-name="Default" style:data-style-name="N122">
      <style:text-properties style:font-name="Gill Sans MT1" style:font-name-asian="Gill Sans MT" style:font-name-complex="Gill Sans MT"/>
    </style:style>
    <style:style style:name="ce7" style:family="table-cell" style:parent-style-name="Default" style:data-style-name="N123">
      <style:text-properties style:font-name="Gill Sans MT1" style:font-name-asian="Gill Sans MT" style:font-name-complex="Gill Sans MT"/>
    </style:style>
    <style:style style:name="ce8" style:family="table-cell" style:parent-style-name="Default" style:data-style-name="N2">
      <style:text-properties style:font-name="Gill Sans MT1" style:font-name-asian="Gill Sans MT" style:font-name-complex="Gill Sans MT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ill Sans MT" fo:font-size="24pt" style:font-name-asian="Gill Sans MT" style:font-size-asian="24pt" style:font-name-complex="Gill Sans MT" style:font-size-complex="24pt"/>
    </style:style>
    <style:style style:name="ce45" style:family="table-cell" style:parent-style-name="Default" style:data-style-name="N121"/>
    <style:style style:name="ce46" style:family="table-cell" style:parent-style-name="Default" style:data-style-name="N121">
      <style:text-properties fo:color="#000000" style:font-name="Gill Sans MT1" style:font-name-asian="Gill Sans MT" style:font-name-complex="Gill Sans MT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Gill Sans MT1" style:font-name-asian="Gill Sans MT" style:font-name-complex="Gill Sans MT"/>
    </style:style>
    <style:style style:name="ce48" style:family="table-cell" style:parent-style-name="Default" style:data-style-name="N0">
      <style:table-cell-properties style:vertical-align="automatic"/>
      <style:text-properties style:font-name="Gill Sans MT1" style:font-name-asian="Gill Sans MT" style:font-name-complex="Gill Sans MT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Gill Sans MT" style:font-name-asian="Gill Sans MT" style:font-name-complex="Gill Sans M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M1_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8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number-columns-repeated="6" table:default-cell-style-name="ce1"/>
        <table:table-column table:style-name="co1" table:number-columns-repeated="1007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4" office:value-type="string" calcext:value-type="string" table:number-columns-spanned="5" table:number-rows-spanned="2">
            <text:p>MM1 - 8 Threads / MW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number-columns-repeated="3"/>
          <table:covered-table-cell table:number-columns-repeated="5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6 VC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4" table:number-columns-spanned="3" table:number-rows-spanned="1"/>
          <table:covered-table-cell table:number-columns-repeated="2"/>
          <table:table-cell table:number-columns-repeated="1019"/>
        </table:table-row>
        <table:table-row table:style-name="ro2">
          <table:table-cell/>
          <table:table-cell table:style-name="ce37" office:value-type="string" calcext:value-type="string">
            <text:p>Statistics</text:p>
          </table:table-cell>
          <table:table-cell table:style-name="ce4" office:value-type="string" calcext:value-type="string">
            <text:p>Model</text:p>
          </table:table-cell>
          <table:table-cell table:style-name="ce37" office:value-type="string" calcext:value-type="string">
            <text:p>Measured</text:p>
          </table:table-cell>
          <table:table-cell table:style-name="ce37" office:value-type="string" calcext:value-type="string">
            <text:p>difference</text:p>
          </table:table-cell>
          <table:table-cell table:number-columns-repeated="5"/>
          <table:table-cell table:style-name="ce48" table:number-columns-repeated="3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Arrival rate</text:p>
          </table:table-cell>
          <table:table-cell table:style-name="ce40" office:value-type="float" office:value="2368.2" calcext:value-type="float" table:number-columns-spanned="2" table:number-rows-spanned="1">
            <text:p>2368.2000</text:p>
          </table:table-cell>
          <table:covered-table-cell table:style-name="ce38"/>
          <table:table-cell table:style-name="ce46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ervice rate</text:p>
          </table:table-cell>
          <table:table-cell table:style-name="ce40" office:value-type="float" office:value="8877.54285714" calcext:value-type="float" table:number-columns-spanned="2" table:number-rows-spanned="1">
            <text:p>8877.5429</text:p>
          </table:table-cell>
          <table:covered-table-cell table:style-name="ce38"/>
          <table:table-cell table:style-name="ce46"/>
          <table:table-cell table:number-columns-repeated="5"/>
          <table:table-cell table:style-name="Default" table:number-columns-repeated="3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Traffic intensity (System utilization)</text:p>
          </table:table-cell>
          <table:table-cell table:style-name="ce40" table:formula="of:=[.C9]/[.C10]" office:value-type="float" office:value="0.266763003920089" calcext:value-type="float" table:number-columns-spanned="2" table:number-rows-spanned="1">
            <text:p>0.2668</text:p>
          </table:table-cell>
          <table:covered-table-cell table:style-name="ce38"/>
          <table:table-cell table:style-name="ce38"/>
          <table:table-cell/>
          <table:table-cell table:style-name="ce12" table:number-columns-spanned="3" table:number-rows-spanned="1"/>
          <table:covered-table-cell table:number-columns-repeated="2"/>
          <table:table-cell/>
          <table:table-cell table:style-name="Default" table:number-columns-repeated="3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Probability of zero jobs in system</text:p>
          </table:table-cell>
          <table:table-cell table:style-name="ce40" table:formula="of:=1-[.C11]" office:value-type="float" office:value="0.733236996079911" calcext:value-type="float" table:number-columns-spanned="2" table:number-rows-spanned="1">
            <text:p>0.7332</text:p>
          </table:table-cell>
          <table:covered-table-cell table:style-name="ce38"/>
          <table:table-cell table:style-name="ce38"/>
          <table:table-cell table:number-columns-repeated="3"/>
          <table:table-cell table:style-name="ce37"/>
          <table:table-cell/>
          <table:table-cell table:style-name="Default" table:number-columns-repeated="3"/>
          <table:table-cell table:style-name="ce37" table:number-columns-spanned="2" table:number-rows-spanned="1"/>
          <table:covered-table-cell/>
          <table:table-cell table:style-name="ce14"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Mean number of jobs in system</text:p>
          </table:table-cell>
          <table:table-cell table:formula="of:=[.C11]/(1 - [.C11])" office:value-type="float" office:value="0.363815526693659" calcext:value-type="float">
            <text:p>0.3638</text:p>
          </table:table-cell>
          <table:table-cell table:style-name="ce45" table:formula="of:=16 + [.D14]" office:value-type="float" office:value="16.189785443124" calcext:value-type="float">
            <text:p>16.1898</text:p>
          </table:table-cell>
          <table:table-cell table:style-name="ce38" table:formula="of:=ABS(([.D13] - [.C13]))" office:value-type="float" office:value="15.8259699164303" calcext:value-type="float">
            <text:p>15.8260</text:p>
          </table:table-cell>
          <table:table-cell table:number-columns-repeated="2"/>
          <table:table-cell table:style-name="ce37" table:number-columns-spanned="2" table:number-rows-spanned="1"/>
          <table:covered-table-cell/>
          <table:table-cell/>
          <table:table-cell table:style-name="Default" table:number-columns-repeated="3"/>
          <table:table-cell table:style-name="ce37" table:number-columns-repeated="2"/>
          <table:table-cell table:style-name="ce14" table:number-columns-repeated="2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Mean number of jobs in queue</text:p>
          </table:table-cell>
          <table:table-cell table:formula="of:=[.C11]^2 / (1 - [.C11])" office:value-type="float" office:value="0.0970525227735701" calcext:value-type="float">
            <text:p>0.0971</text:p>
          </table:table-cell>
          <table:table-cell table:style-name="ce45" office:value-type="float" office:value="0.189785443124" calcext:value-type="float">
            <text:p>0.1898</text:p>
          </table:table-cell>
          <table:table-cell table:style-name="ce38" table:formula="of:=ABS(([.D14] - [.C14]))" office:value-type="float" office:value="0.0927329203504299" calcext:value-type="float">
            <text:p>0.0927</text:p>
          </table:table-cell>
          <table:table-cell table:number-columns-repeated="2"/>
          <table:table-cell table:style-name="ce37" table:number-columns-repeated="2"/>
          <table:table-cell/>
          <table:table-cell table:style-name="Default" table:number-columns-repeated="3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Variance of number of jobs in queue</text:p>
          </table:table-cell>
          <table:table-cell table:formula="of:=[.C11]^2*(1+[.C11]-[.C11]^2)/(1-[.C11])^2" office:value-type="float" office:value="0.158251759976485" calcext:value-type="float">
            <text:p>0.1583</text:p>
          </table:table-cell>
          <table:table-cell table:style-name="ce45" table:formula="of:=0.0304010471111*0.0304010471111" office:value-type="float" office:value="0.000924223665451322" calcext:value-type="float">
            <text:p>0.0009</text:p>
          </table:table-cell>
          <table:table-cell table:style-name="ce38" table:formula="of:=ABS(([.D15] - [.C15]))" office:value-type="float" office:value="0.157327536311034" calcext:value-type="float">
            <text:p>0.1573</text:p>
          </table:table-cell>
          <table:table-cell/>
          <table:table-cell table:style-name="ce12"/>
          <table:table-cell table:number-columns-repeated="3"/>
          <table:table-cell table:style-name="Default" table:number-columns-repeated="3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Mean response time</text:p>
          </table:table-cell>
          <table:table-cell table:formula="of:=(1/[.C10])/(1 - [.C11])" office:value-type="float" office:value="0.000153625338524474" calcext:value-type="float">
            <text:p>0.0002</text:p>
          </table:table-cell>
          <table:table-cell table:style-name="ce45" office:value-type="float" office:value="2.09744017327" calcext:value-type="float">
            <text:p>2.0974</text:p>
          </table:table-cell>
          <table:table-cell table:style-name="ce38" table:formula="of:=ABS(([.D16] - [.C16]))" office:value-type="float" office:value="2.09728654793148" calcext:value-type="float">
            <text:p>2.0973</text:p>
          </table:table-cell>
          <table:table-cell/>
          <table:table-cell table:style-name="ce12"/>
          <table:table-cell table:number-columns-repeated="3"/>
          <table:table-cell table:style-name="Default" table:number-columns-repeated="3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Variance of response time</text:p>
          </table:table-cell>
          <table:table-cell table:style-name="ce6" table:formula="of:=(1/[.C10]^2)/(1 - [.C11])^2" office:value-type="float" office:value="0.0000000236007446367593" calcext:value-type="float">
            <text:p>0.0000000</text:p>
          </table:table-cell>
          <table:table-cell table:style-name="ce45" table:formula="of:=0.130455025475^2" office:value-type="float" office:value="0.0170185136716829" calcext:value-type="float">
            <text:p>0.0170</text:p>
          </table:table-cell>
          <table:table-cell table:style-name="ce38" table:formula="of:=ABS(([.D17] - [.C17]))" office:value-type="float" office:value="0.0170184900709383" calcext:value-type="float">
            <text:p>0.0170</text:p>
          </table:table-cell>
          <table:table-cell/>
          <table:table-cell table:style-name="ce12"/>
          <table:table-cell table:number-columns-repeated="3"/>
          <table:table-cell table:style-name="Default" table:number-columns-repeated="3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Mean waiting time</text:p>
          </table:table-cell>
          <table:table-cell table:style-name="ce7" table:formula="of:=[.C11] * (1/[.C10])/(1 - [.C11])" office:value-type="float" office:value="0.0000409815567830293" calcext:value-type="float">
            <text:p>0.00004</text:p>
          </table:table-cell>
          <table:table-cell table:style-name="ce45" office:value-type="float" office:value="0.0181055974433" calcext:value-type="float">
            <text:p>0.0181</text:p>
          </table:table-cell>
          <table:table-cell table:style-name="ce38" table:formula="of:=ABS(([.D18] - [.C18]))" office:value-type="float" office:value="0.018064615886517" calcext:value-type="float">
            <text:p>0.0181</text:p>
          </table:table-cell>
          <table:table-cell/>
          <table:table-cell table:style-name="ce12"/>
          <table:table-cell table:number-columns-repeated="3"/>
          <table:table-cell table:style-name="Default" table:number-columns-repeated="3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Variance of waiting time</text:p>
          </table:table-cell>
          <table:table-cell table:style-name="ce8" table:formula="of:=(2 - [.C11])*[.C11]/([.C10]^2 * (1 - [.C11])^2)" office:value-type="float" office:value="0.000000010912123071745" calcext:value-type="float">
            <text:p>0.00</text:p>
          </table:table-cell>
          <table:table-cell table:style-name="ce45" table:formula="of:=0.00212925576007^2" office:value-type="float" office:value="0.00000453373009179127" calcext:value-type="float">
            <text:p>0.0000</text:p>
          </table:table-cell>
          <table:table-cell table:style-name="ce38" table:formula="of:=ABS(([.D19] - [.C19]))" office:value-type="float" office:value="0.00000452281796871953" calcext:value-type="float">
            <text:p>0.0000</text:p>
          </table:table-cell>
          <table:table-cell/>
          <table:table-cell table:style-name="ce1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36 VC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7" office:value-type="string" calcext:value-type="string">
            <text:p>Statistics</text:p>
          </table:table-cell>
          <table:table-cell table:style-name="ce4" office:value-type="string" calcext:value-type="string">
            <text:p>Model</text:p>
          </table:table-cell>
          <table:table-cell table:style-name="ce37" office:value-type="string" calcext:value-type="string">
            <text:p>Measured</text:p>
          </table:table-cell>
          <table:table-cell table:style-name="ce37" office:value-type="string" calcext:value-type="string">
            <text:p>differenc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rrival rate</text:p>
          </table:table-cell>
          <table:table-cell table:style-name="ce40" office:value-type="float" office:value="8072" calcext:value-type="float" table:number-columns-spanned="2" table:number-rows-spanned="1">
            <text:p>8072.0000</text:p>
          </table:table-cell>
          <table:covered-table-cell table:style-name="ce38"/>
          <table:table-cell table:style-name="ce46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ervice rate</text:p>
          </table:table-cell>
          <table:table-cell table:style-name="ce40" office:value-type="float" office:value="8877.54285714" calcext:value-type="float" table:number-columns-spanned="2" table:number-rows-spanned="1">
            <text:p>8877.5429</text:p>
          </table:table-cell>
          <table:covered-table-cell table:style-name="ce38"/>
          <table:table-cell table:style-name="ce46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Traffic intensity (System utilization)</text:p>
          </table:table-cell>
          <table:table-cell table:style-name="ce40" table:formula="of:=[.C25]/[.C26]" office:value-type="float" office:value="0.909260606216942" calcext:value-type="float" table:number-columns-spanned="2" table:number-rows-spanned="1">
            <text:p>0.9093</text:p>
          </table:table-cell>
          <table:covered-table-cell table:style-name="ce38"/>
          <table:table-cell table:style-name="ce3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robability of zero jobs in system</text:p>
          </table:table-cell>
          <table:table-cell table:style-name="ce40" table:formula="of:=1-[.C27]" office:value-type="float" office:value="0.0907393937830581" calcext:value-type="float" table:number-columns-spanned="2" table:number-rows-spanned="1">
            <text:p>0.0907</text:p>
          </table:table-cell>
          <table:covered-table-cell table:style-name="ce38"/>
          <table:table-cell table:style-name="ce3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ean number of jobs in system</text:p>
          </table:table-cell>
          <table:table-cell table:formula="of:=[.C27]/(1 - [.C27])" office:value-type="float" office:value="10.0205717528907" calcext:value-type="float">
            <text:p>10.0206</text:p>
          </table:table-cell>
          <table:table-cell table:style-name="ce45" table:formula="of:=16 + [.D30]" office:value-type="float" office:value="22.30797856662" calcext:value-type="float">
            <text:p>22.3080</text:p>
          </table:table-cell>
          <table:table-cell table:style-name="ce38" table:formula="of:=ABS(([.D29] - [.C29]))" office:value-type="float" office:value="12.2874068137293" calcext:value-type="float">
            <text:p>12.2874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ean number of jobs in queue</text:p>
          </table:table-cell>
          <table:table-cell table:formula="of:=[.C27]^2 / (1 - [.C27])" office:value-type="float" office:value="9.11131114667381" calcext:value-type="float">
            <text:p>9.1113</text:p>
          </table:table-cell>
          <table:table-cell table:style-name="ce45" office:value-type="float" office:value="6.30797856662" calcext:value-type="float">
            <text:p>6.3080</text:p>
          </table:table-cell>
          <table:table-cell table:style-name="ce38" table:formula="of:=ABS(([.D30] - [.C30]))" office:value-type="float" office:value="2.80333258005381" calcext:value-type="float">
            <text:p>2.803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Variance of number of jobs in queue</text:p>
          </table:table-cell>
          <table:table-cell table:formula="of:=[.C27]^2*(1+[.C27]-[.C27]^2)/(1-[.C27])^2" office:value-type="float" office:value="108.696414551488" calcext:value-type="float">
            <text:p>108.6964</text:p>
          </table:table-cell>
          <table:table-cell table:style-name="ce45" table:formula="of:=0.0108025086739^2" office:value-type="float" office:value="0.000116694193649685" calcext:value-type="float">
            <text:p>0.0001</text:p>
          </table:table-cell>
          <table:table-cell table:style-name="ce38" table:formula="of:=ABS(([.D31] - [.C31]))" office:value-type="float" office:value="108.696297857294" calcext:value-type="float">
            <text:p>108.696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ean response time</text:p>
          </table:table-cell>
          <table:table-cell table:formula="of:=(1/[.C26])/(1 - [.C27])" office:value-type="float" office:value="0.00124139887919856" calcext:value-type="float">
            <text:p>0.0012</text:p>
          </table:table-cell>
          <table:table-cell table:style-name="ce45" office:value-type="float" office:value="4.12832008763" calcext:value-type="float">
            <text:p>4.1283</text:p>
          </table:table-cell>
          <table:table-cell table:style-name="ce38" table:formula="of:=ABS(([.D32] - [.C32]))" office:value-type="float" office:value="4.1270786887508" calcext:value-type="float">
            <text:p>4.127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Variance of response time</text:p>
          </table:table-cell>
          <table:table-cell table:style-name="ce6" table:formula="of:=(1/[.C26]^2)/(1 - [.C27])^2" office:value-type="float" office:value="0.00000154107117727543" calcext:value-type="float">
            <text:p>0.0000015</text:p>
          </table:table-cell>
          <table:table-cell table:style-name="ce45" table:formula="of:=0.046126468963^2" office:value-type="float" office:value="0.0021276511389946" calcext:value-type="float">
            <text:p>0.0021</text:p>
          </table:table-cell>
          <table:table-cell table:style-name="ce38" table:formula="of:=ABS(([.D33] - [.C33]))" office:value-type="float" office:value="0.00212611006781733" calcext:value-type="float">
            <text:p>0.002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ean waiting time</text:p>
          </table:table-cell>
          <table:table-cell table:style-name="ce7" table:formula="of:=[.C27] * (1/[.C26])/(1 - [.C27])" office:value-type="float" office:value="0.00112875509745711" calcext:value-type="float">
            <text:p>0.00113</text:p>
          </table:table-cell>
          <table:table-cell table:style-name="ce45" office:value-type="float" office:value="1.8952121514" calcext:value-type="float">
            <text:p>1.8952</text:p>
          </table:table-cell>
          <table:table-cell table:style-name="ce38" table:formula="of:=ABS(([.D34] - [.C34]))" office:value-type="float" office:value="1.89408339630254" calcext:value-type="float">
            <text:p>1.894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Variance of waiting time</text:p>
          </table:table-cell>
          <table:table-cell table:style-name="ce8" table:formula="of:=(2 - [.C27])*[.C27]/([.C26]^2 * (1 - [.C27])^2)" office:value-type="float" office:value="0.00000152838255571042" calcext:value-type="float">
            <text:p>0.00</text:p>
          </table:table-cell>
          <table:table-cell table:style-name="ce45" table:formula="of:=0.0198656115027^2" office:value-type="float" office:value="0.000394642520376207" calcext:value-type="float">
            <text:p>0.0004</text:p>
          </table:table-cell>
          <table:table-cell table:style-name="ce38" table:formula="of:=ABS(([.D35] - [.C35]))" office:value-type="float" office:value="0.000393114137820496" calcext:value-type="float">
            <text:p>0.0004</text:p>
          </table:table-cell>
          <table:table-cell table:number-columns-repeated="1019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M1_16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number-columns-repeated="4" table:default-cell-style-name="Default"/>
        <table:table-row table:style-name="ro2">
          <table:table-cell table:style-name="ce1" table:number-columns-repeated="2"/>
          <table:table-cell table:style-name="ce38"/>
          <table:table-cell table:style-name="ce1" table:number-columns-repeated="4"/>
          <table:table-cell table:number-columns-repeated="2"/>
        </table:table-row>
        <table:table-row table:style-name="ro2">
          <table:table-cell table:style-name="ce1" table:number-columns-repeated="2"/>
          <table:table-cell table:style-name="ce38"/>
          <table:table-cell table:style-name="ce44" office:value-type="string" calcext:value-type="string" table:number-columns-spanned="5" table:number-rows-spanned="2">
            <text:p>MM1 – 16 Threads / MW</text:p>
          </table:table-cell>
          <table:covered-table-cell table:number-columns-repeated="3" table:style-name="ce1"/>
          <table:covered-table-cell/>
          <table:table-cell/>
        </table:table-row>
        <table:table-row table:style-name="ro2">
          <table:table-cell table:style-name="ce1" table:number-columns-repeated="2"/>
          <table:table-cell table:style-name="ce38"/>
          <table:covered-table-cell table:number-columns-repeated="4" table:style-name="ce1"/>
          <table:covered-table-cell/>
          <table:table-cell/>
        </table:table-row>
        <table:table-row table:style-name="ro2" table:number-rows-repeated="2">
          <table:table-cell table:style-name="ce1" table:number-columns-repeated="2"/>
          <table:table-cell table:style-name="ce38"/>
          <table:table-cell table:style-name="ce1" table:number-columns-repeated="4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36 VC</text:p>
          </table:table-cell>
          <table:table-cell table:style-name="ce38"/>
          <table:table-cell table:style-name="ce1" table:number-columns-repeated="4"/>
          <table:table-cell table:number-columns-repeated="2"/>
        </table:table-row>
        <table:table-row table:style-name="ro2">
          <table:table-cell table:style-name="ce1" table:number-columns-repeated="2"/>
          <table:table-cell table:style-name="ce4" table:number-columns-spanned="3" table:number-rows-spanned="1"/>
          <table:covered-table-cell table:number-columns-repeated="2" table:style-name="ce1"/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37" office:value-type="string" calcext:value-type="string">
            <text:p>Statistics</text:p>
          </table:table-cell>
          <table:table-cell table:style-name="ce4" office:value-type="string" calcext:value-type="string">
            <text:p>Model</text:p>
          </table:table-cell>
          <table:table-cell table:style-name="ce37" office:value-type="string" calcext:value-type="string">
            <text:p>Measured</text:p>
          </table:table-cell>
          <table:table-cell table:style-name="ce37" office:value-type="string" calcext:value-type="string">
            <text:p>difference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Arrival rate</text:p>
          </table:table-cell>
          <table:table-cell table:style-name="ce40" office:value-type="float" office:value="8186" calcext:value-type="float" table:number-columns-spanned="2" table:number-rows-spanned="1">
            <text:p>8186.0000</text:p>
          </table:table-cell>
          <table:covered-table-cell table:style-name="ce38"/>
          <table:table-cell table:style-name="ce46"/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Service rate</text:p>
          </table:table-cell>
          <table:table-cell table:style-name="ce40" office:value-type="float" office:value="11719.4428571" calcext:value-type="float" table:number-columns-spanned="2" table:number-rows-spanned="1">
            <text:p>11719.4429</text:p>
          </table:table-cell>
          <table:covered-table-cell table:style-name="ce38"/>
          <table:table-cell table:style-name="ce46"/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Traffic intensity (System utilization)</text:p>
          </table:table-cell>
          <table:table-cell table:style-name="ce40" table:formula="of:=[.C9]/[.C10]" office:value-type="float" office:value="0.698497368843833" calcext:value-type="float" table:number-columns-spanned="2" table:number-rows-spanned="1">
            <text:p>0.6985</text:p>
          </table:table-cell>
          <table:covered-table-cell table:style-name="ce38"/>
          <table:table-cell table:style-name="ce38"/>
          <table:table-cell table:style-name="ce1"/>
          <table:table-cell table:style-name="ce12" table:number-columns-spanned="3" table:number-rows-spanned="1"/>
          <table:covered-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Probability of zero jobs in system</text:p>
          </table:table-cell>
          <table:table-cell table:style-name="ce40" table:formula="of:=1-[.C11]" office:value-type="float" office:value="0.301502631156167" calcext:value-type="float" table:number-columns-spanned="2" table:number-rows-spanned="1">
            <text:p>0.3015</text:p>
          </table:table-cell>
          <table:covered-table-cell table:style-name="ce38"/>
          <table:table-cell table:style-name="ce38"/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Mean number of jobs in system</text:p>
          </table:table-cell>
          <table:table-cell table:style-name="ce38" table:formula="of:=[.C11]/(1 - [.C11])" office:value-type="float" office:value="2.31672064076296" calcext:value-type="float">
            <text:p>2.3167</text:p>
          </table:table-cell>
          <table:table-cell table:style-name="ce45" table:formula="of:=32 + [.D14]" office:value-type="float" office:value="34.15532354631" calcext:value-type="float">
            <text:p>34.1553</text:p>
          </table:table-cell>
          <table:table-cell table:style-name="ce38" table:formula="of:=ABS(([.D13] - [.C13]))" office:value-type="float" office:value="31.838602905547" calcext:value-type="float">
            <text:p>31.8386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Mean number of jobs in queue</text:p>
          </table:table-cell>
          <table:table-cell table:style-name="ce38" table:formula="of:=[.C11]^2 / (1 - [.C11])" office:value-type="float" office:value="1.61822327191912" calcext:value-type="float">
            <text:p>1.6182</text:p>
          </table:table-cell>
          <table:table-cell table:style-name="ce45" office:value-type="float" office:value="2.15532354631" calcext:value-type="float">
            <text:p>2.1553</text:p>
          </table:table-cell>
          <table:table-cell table:style-name="ce38" table:formula="of:=ABS(([.D14] - [.C14]))" office:value-type="float" office:value="0.537100274390878" calcext:value-type="float">
            <text:p>0.5371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Variance of number of jobs in queue</text:p>
          </table:table-cell>
          <table:table-cell table:style-name="ce38" table:formula="of:=[.C11]^2*(1+[.C11]-[.C11]^2)/(1-[.C11])^2" office:value-type="float" office:value="6.49751922497448" calcext:value-type="float">
            <text:p>6.4975</text:p>
          </table:table-cell>
          <table:table-cell table:style-name="ce45" table:formula="of:=0.047161269367^2" office:value-type="float" office:value="0.00222418532830673" calcext:value-type="float">
            <text:p>0.0022</text:p>
          </table:table-cell>
          <table:table-cell table:style-name="ce38" table:formula="of:=ABS(([.D15] - [.C15]))" office:value-type="float" office:value="6.49529503964618" calcext:value-type="float">
            <text:p>6.4953</text:p>
          </table:table-cell>
          <table:table-cell table:style-name="ce1"/>
          <table:table-cell table:style-name="ce1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Mean response time</text:p>
          </table:table-cell>
          <table:table-cell table:style-name="ce38" table:formula="of:=(1/[.C10])/(1 - [.C11])" office:value-type="float" office:value="0.000283010095377835" calcext:value-type="float">
            <text:p>0.0003</text:p>
          </table:table-cell>
          <table:table-cell table:style-name="ce45" office:value-type="float" office:value="3.41698716673" calcext:value-type="float">
            <text:p>3.4170</text:p>
          </table:table-cell>
          <table:table-cell table:style-name="ce38" table:formula="of:=ABS(([.D16] - [.C16]))" office:value-type="float" office:value="3.41670415663462" calcext:value-type="float">
            <text:p>3.4167</text:p>
          </table:table-cell>
          <table:table-cell table:style-name="ce1"/>
          <table:table-cell table:style-name="ce1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Variance of response time</text:p>
          </table:table-cell>
          <table:table-cell table:style-name="ce6" table:formula="of:=(1/[.C10]^2)/(1 - [.C11])^2" office:value-type="float" office:value="0.0000000800947140857711" calcext:value-type="float">
            <text:p>0.0000001</text:p>
          </table:table-cell>
          <table:table-cell table:style-name="ce45" table:formula="of:=0.154372670651*0.154372670651" office:value-type="float" office:value="0.0238309214439221" calcext:value-type="float">
            <text:p>0.0238</text:p>
          </table:table-cell>
          <table:table-cell table:style-name="ce38" table:formula="of:=ABS(([.D17] - [.C17]))" office:value-type="float" office:value="0.023830841349208" calcext:value-type="float">
            <text:p>0.0238</text:p>
          </table:table-cell>
          <table:table-cell table:style-name="ce1"/>
          <table:table-cell table:style-name="ce1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Mean waiting time</text:p>
          </table:table-cell>
          <table:table-cell table:style-name="ce7" table:formula="of:=[.C11] * (1/[.C10])/(1 - [.C11])" office:value-type="float" office:value="0.00019768180697766" calcext:value-type="float">
            <text:p>0.00020</text:p>
          </table:table-cell>
          <table:table-cell table:style-name="ce45" office:value-type="float" office:value="0.195579509514" calcext:value-type="float">
            <text:p>0.1956</text:p>
          </table:table-cell>
          <table:table-cell table:style-name="ce38" table:formula="of:=ABS(([.D18] - [.C18]))" office:value-type="float" office:value="0.195381827707022" calcext:value-type="float">
            <text:p>0.1954</text:p>
          </table:table-cell>
          <table:table-cell table:style-name="ce1"/>
          <table:table-cell table:style-name="ce1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Variance of waiting time</text:p>
          </table:table-cell>
          <table:table-cell table:style-name="ce8" table:formula="of:=(2 - [.C11])*[.C11]/([.C10]^2 * (1 - [.C11])^2)" office:value-type="float" office:value="0.0000000728137972844677" calcext:value-type="float">
            <text:p>0.00</text:p>
          </table:table-cell>
          <table:table-cell table:style-name="ce45" table:formula="of:=0.00966891135491^2" office:value-type="float" office:value="0.0000934878467891075" calcext:value-type="float">
            <text:p>0.0001</text:p>
          </table:table-cell>
          <table:table-cell table:style-name="ce38" table:formula="of:=ABS(([.D19] - [.C19]))" office:value-type="float" office:value="0.0000934150329918231" calcext:value-type="float">
            <text:p>0.0001</text:p>
          </table:table-cell>
          <table:table-cell table:style-name="ce1"/>
          <table:table-cell table:style-name="ce12"/>
          <table:table-cell table:number-columns-repeated="2"/>
        </table:table-row>
        <table:table-row table:style-name="ro2" table:number-rows-repeated="2">
          <table:table-cell table:style-name="ce1" table:number-columns-repeated="2"/>
          <table:table-cell table:style-name="ce38"/>
          <table:table-cell table:style-name="ce1" table:number-columns-repeated="4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72 VC</text:p>
          </table:table-cell>
          <table:table-cell table:style-name="ce38"/>
          <table:table-cell table:style-name="ce1" table:number-columns-repeated="4"/>
          <table:table-cell table:number-columns-repeated="2"/>
        </table:table-row>
        <table:table-row table:style-name="ro2">
          <table:table-cell table:style-name="ce1" table:number-columns-repeated="2"/>
          <table:table-cell table:style-name="ce38"/>
          <table:table-cell table:style-name="ce1" table:number-columns-repeated="4"/>
          <table:table-cell table:number-columns-repeated="2"/>
        </table:table-row>
        <table:table-row table:style-name="ro2">
          <table:table-cell table:style-name="ce1"/>
          <table:table-cell table:style-name="ce37" office:value-type="string" calcext:value-type="string">
            <text:p>Statistics</text:p>
          </table:table-cell>
          <table:table-cell table:style-name="ce4" office:value-type="string" calcext:value-type="string">
            <text:p>Model</text:p>
          </table:table-cell>
          <table:table-cell table:style-name="ce37" office:value-type="string" calcext:value-type="string">
            <text:p>Measured</text:p>
          </table:table-cell>
          <table:table-cell table:style-name="ce37" office:value-type="string" calcext:value-type="string">
            <text:p>difference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Arrival rate</text:p>
          </table:table-cell>
          <table:table-cell table:style-name="ce40" office:value-type="float" office:value="10470.12" calcext:value-type="float" table:number-columns-spanned="2" table:number-rows-spanned="1">
            <text:p>10470.1200</text:p>
          </table:table-cell>
          <table:covered-table-cell table:style-name="ce38"/>
          <table:table-cell table:style-name="ce46"/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Service rate</text:p>
          </table:table-cell>
          <table:table-cell table:style-name="ce40" office:value-type="float" office:value="11719.4428571" calcext:value-type="float" table:number-columns-spanned="2" table:number-rows-spanned="1">
            <text:p>11719.4429</text:p>
          </table:table-cell>
          <table:covered-table-cell table:style-name="ce38"/>
          <table:table-cell table:style-name="ce46"/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Traffic intensity (System utilization)</text:p>
          </table:table-cell>
          <table:table-cell table:style-name="ce40" table:formula="of:=[.C25]/[.C26]" office:value-type="float" office:value="0.893397418944441" calcext:value-type="float" table:number-columns-spanned="2" table:number-rows-spanned="1">
            <text:p>0.8934</text:p>
          </table:table-cell>
          <table:covered-table-cell table:style-name="ce38"/>
          <table:table-cell table:style-name="ce38"/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Probability of zero jobs in system</text:p>
          </table:table-cell>
          <table:table-cell table:style-name="ce40" table:formula="of:=1-[.C27]" office:value-type="float" office:value="0.106602581055559" calcext:value-type="float" table:number-columns-spanned="2" table:number-rows-spanned="1">
            <text:p>0.1066</text:p>
          </table:table-cell>
          <table:covered-table-cell table:style-name="ce38"/>
          <table:table-cell table:style-name="ce38"/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Mean number of jobs in system</text:p>
          </table:table-cell>
          <table:table-cell table:style-name="ce38" table:formula="of:=[.C27]/(1 - [.C27])" office:value-type="float" office:value="8.38063591048342" calcext:value-type="float">
            <text:p>8.3806</text:p>
          </table:table-cell>
          <table:table-cell table:style-name="ce45" table:formula="of:=32 + [.D30]" office:value-type="float" office:value="43.7454474862" calcext:value-type="float">
            <text:p>43.7454</text:p>
          </table:table-cell>
          <table:table-cell table:style-name="ce38" table:formula="of:=ABS(([.D29] - [.C29]))" office:value-type="float" office:value="35.3648115757166" calcext:value-type="float">
            <text:p>35.3648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Mean number of jobs in queue</text:p>
          </table:table-cell>
          <table:table-cell table:style-name="ce38" table:formula="of:=[.C27]^2 / (1 - [.C27])" office:value-type="float" office:value="7.48723849153898" calcext:value-type="float">
            <text:p>7.4872</text:p>
          </table:table-cell>
          <table:table-cell table:style-name="ce45" office:value-type="float" office:value="11.7454474862" calcext:value-type="float">
            <text:p>11.7454</text:p>
          </table:table-cell>
          <table:table-cell table:style-name="ce38" table:formula="of:=ABS(([.D30] - [.C30]))" office:value-type="float" office:value="4.25820899466102" calcext:value-type="float">
            <text:p>4.2582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Variance of number of jobs in queue</text:p>
          </table:table-cell>
          <table:table-cell table:style-name="ce38" table:formula="of:=[.C27]^2*(1+[.C27]-[.C27]^2)/(1-[.C27])^2" office:value-type="float" office:value="76.9241378074466" calcext:value-type="float">
            <text:p>76.9241</text:p>
          </table:table-cell>
          <table:table-cell table:style-name="ce45" table:formula="of:=0.151656515213^0.151656515213" office:value-type="float" office:value="0.751228826932993" calcext:value-type="float">
            <text:p>0.7512</text:p>
          </table:table-cell>
          <table:table-cell table:style-name="ce38" table:formula="of:=ABS(([.D31] - [.C31]))" office:value-type="float" office:value="76.1729089805136" calcext:value-type="float">
            <text:p>76.1729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Mean response time</text:p>
          </table:table-cell>
          <table:table-cell table:style-name="ce38" table:formula="of:=(1/[.C26])/(1 - [.C27])" office:value-type="float" office:value="0.000800433606346767" calcext:value-type="float">
            <text:p>0.0008</text:p>
          </table:table-cell>
          <table:table-cell table:style-name="ce45" office:value-type="float" office:value="5.99370800796" calcext:value-type="float">
            <text:p>5.9937</text:p>
          </table:table-cell>
          <table:table-cell table:style-name="ce38" table:formula="of:=ABS(([.D32] - [.C32]))" office:value-type="float" office:value="5.99290757435365" calcext:value-type="float">
            <text:p>5.9929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Variance of response time</text:p>
          </table:table-cell>
          <table:table-cell table:style-name="ce6" table:formula="of:=(1/[.C26]^2)/(1 - [.C27])^2" office:value-type="float" office:value="0.000000640693958169292" calcext:value-type="float">
            <text:p>0.0000006</text:p>
          </table:table-cell>
          <table:table-cell table:style-name="ce45" table:formula="of:=0.246815867428 * 0.246815867428" office:value-type="float" office:value="0.0609180724142361" calcext:value-type="float">
            <text:p>0.0609</text:p>
          </table:table-cell>
          <table:table-cell table:style-name="ce38" table:formula="of:=ABS(([.D33] - [.C33]))" office:value-type="float" office:value="0.0609174317202779" calcext:value-type="float">
            <text:p>0.0609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Mean waiting time</text:p>
          </table:table-cell>
          <table:table-cell table:style-name="ce7" table:formula="of:=[.C27] * (1/[.C26])/(1 - [.C27])" office:value-type="float" office:value="0.000715105317946592" calcext:value-type="float">
            <text:p>0.00072</text:p>
          </table:table-cell>
          <table:table-cell table:style-name="ce45" office:value-type="float" office:value="2.58900199855" calcext:value-type="float">
            <text:p>2.5890</text:p>
          </table:table-cell>
          <table:table-cell table:style-name="ce38" table:formula="of:=ABS(([.D34] - [.C34]))" office:value-type="float" office:value="2.58828689323205" calcext:value-type="float">
            <text:p>2.5883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Variance of waiting time</text:p>
          </table:table-cell>
          <table:table-cell table:style-name="ce8" table:formula="of:=(2 - [.C27])*[.C27]/([.C26]^2 * (1 - [.C27])^2)" office:value-type="float" office:value="0.000000633413041367988" calcext:value-type="float">
            <text:p>0.00</text:p>
          </table:table-cell>
          <table:table-cell table:style-name="ce45" table:formula="of:=0.130383871822^2" office:value-type="float" office:value="0.0169999540312957" calcext:value-type="float">
            <text:p>0.0170</text:p>
          </table:table-cell>
          <table:table-cell table:style-name="ce38" table:formula="of:=ABS(([.D35] - [.C35]))" office:value-type="float" office:value="0.0169993206182543" calcext:value-type="float">
            <text:p>0.0170</text:p>
          </table:table-cell>
          <table:table-cell table:style-name="ce1" table:number-columns-repeated="2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ce1" table:number-columns-repeated="2"/>
          <table:table-cell table:number-columns-repeated="2"/>
        </table:table-row>
        <table:table-row table:style-name="ro2" table:number-rows-repeated="104853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MM1_32" table:style-name="ta2"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number-columns-repeated="4" table:default-cell-style-name="Default"/>
        <table:table-row table:style-name="ro2">
          <table:table-cell table:style-name="ce1" table:number-columns-repeated="2"/>
          <table:table-cell table:style-name="ce38"/>
          <table:table-cell table:style-name="ce1" table:number-columns-repeated="4"/>
          <table:table-cell table:number-columns-repeated="2"/>
        </table:table-row>
        <table:table-row table:style-name="ro2">
          <table:table-cell table:style-name="ce1" table:number-columns-repeated="2"/>
          <table:table-cell table:style-name="ce38"/>
          <table:table-cell table:style-name="ce44" office:value-type="string" calcext:value-type="string" table:number-columns-spanned="5" table:number-rows-spanned="2">
            <text:p>MM1 – 32 Threads / MW</text:p>
          </table:table-cell>
          <table:covered-table-cell table:number-columns-repeated="3" table:style-name="ce1"/>
          <table:covered-table-cell/>
          <table:table-cell/>
        </table:table-row>
        <table:table-row table:style-name="ro2">
          <table:table-cell table:style-name="ce1" table:number-columns-repeated="2"/>
          <table:table-cell table:style-name="ce38"/>
          <table:covered-table-cell table:number-columns-repeated="4" table:style-name="ce1"/>
          <table:covered-table-cell/>
          <table:table-cell/>
        </table:table-row>
        <table:table-row table:style-name="ro2" table:number-rows-repeated="2">
          <table:table-cell table:style-name="ce1" table:number-columns-repeated="2"/>
          <table:table-cell table:style-name="ce38"/>
          <table:table-cell table:style-name="ce1" table:number-columns-repeated="4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72 VC</text:p>
          </table:table-cell>
          <table:table-cell table:style-name="ce38"/>
          <table:table-cell table:style-name="ce1" table:number-columns-repeated="4"/>
          <table:table-cell table:number-columns-repeated="2"/>
        </table:table-row>
        <table:table-row table:style-name="ro2">
          <table:table-cell table:style-name="ce1" table:number-columns-repeated="2"/>
          <table:table-cell table:style-name="ce4" table:number-columns-spanned="3" table:number-rows-spanned="1"/>
          <table:covered-table-cell table:number-columns-repeated="2" table:style-name="ce1"/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37" office:value-type="string" calcext:value-type="string">
            <text:p>Statistics</text:p>
          </table:table-cell>
          <table:table-cell table:style-name="ce4" office:value-type="string" calcext:value-type="string">
            <text:p>Model</text:p>
          </table:table-cell>
          <table:table-cell table:style-name="ce37" office:value-type="string" calcext:value-type="string">
            <text:p>Measured</text:p>
          </table:table-cell>
          <table:table-cell table:style-name="ce37" office:value-type="string" calcext:value-type="string">
            <text:p>difference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Arrival rate</text:p>
          </table:table-cell>
          <table:table-cell table:style-name="ce40" office:value-type="float" office:value="11840.6" calcext:value-type="float" table:number-columns-spanned="2" table:number-rows-spanned="1">
            <text:p>11840.6000</text:p>
          </table:table-cell>
          <table:covered-table-cell table:style-name="ce38"/>
          <table:table-cell table:style-name="ce46"/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Service rate</text:p>
          </table:table-cell>
          <table:table-cell table:style-name="ce40" office:value-type="float" office:value="15070.9142857" calcext:value-type="float" table:number-columns-spanned="2" table:number-rows-spanned="1">
            <text:p>15070.9143</text:p>
          </table:table-cell>
          <table:covered-table-cell table:style-name="ce38"/>
          <table:table-cell table:style-name="ce46"/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Traffic intensity (System utilization)</text:p>
          </table:table-cell>
          <table:table-cell table:style-name="ce40" table:formula="of:=[.C9]/[.C10]" office:value-type="float" office:value="0.785659036707211" calcext:value-type="float" table:number-columns-spanned="2" table:number-rows-spanned="1">
            <text:p>0.7857</text:p>
          </table:table-cell>
          <table:covered-table-cell table:style-name="ce38"/>
          <table:table-cell table:style-name="ce38"/>
          <table:table-cell table:style-name="ce1"/>
          <table:table-cell table:style-name="ce12" table:number-columns-spanned="3" table:number-rows-spanned="1"/>
          <table:covered-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Probability of zero jobs in system</text:p>
          </table:table-cell>
          <table:table-cell table:style-name="ce40" table:formula="of:=1-[.C11]" office:value-type="float" office:value="0.214340963292789" calcext:value-type="float" table:number-columns-spanned="2" table:number-rows-spanned="1">
            <text:p>0.2143</text:p>
          </table:table-cell>
          <table:covered-table-cell table:style-name="ce38"/>
          <table:table-cell table:style-name="ce38"/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Mean number of jobs in system</text:p>
          </table:table-cell>
          <table:table-cell table:style-name="ce38" table:formula="of:=[.C11]/(1 - [.C11])" office:value-type="float" office:value="3.66546377620782" calcext:value-type="float">
            <text:p>3.6655</text:p>
          </table:table-cell>
          <table:table-cell table:style-name="ce45" table:formula="of:=64 + [.D14]" office:value-type="float" office:value="67.42073133882" calcext:value-type="float">
            <text:p>67.4207</text:p>
          </table:table-cell>
          <table:table-cell table:style-name="ce38" table:formula="of:=ABS(([.D13] - [.C13]))" office:value-type="float" office:value="63.7552675626122" calcext:value-type="float">
            <text:p>63.7553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Mean number of jobs in queue</text:p>
          </table:table-cell>
          <table:table-cell table:style-name="ce38" table:formula="of:=[.C11]^2 / (1 - [.C11])" office:value-type="float" office:value="2.87980473950061" calcext:value-type="float">
            <text:p>2.8798</text:p>
          </table:table-cell>
          <table:table-cell table:style-name="ce45" office:value-type="float" office:value="3.42073133882" calcext:value-type="float">
            <text:p>3.4207</text:p>
          </table:table-cell>
          <table:table-cell table:style-name="ce38" table:formula="of:=ABS(([.D14] - [.C14]))" office:value-type="float" office:value="0.540926599319388" calcext:value-type="float">
            <text:p>0.5409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Variance of number of jobs in queue</text:p>
          </table:table-cell>
          <table:table-cell table:style-name="ce38" table:formula="of:=[.C11]^2*(1+[.C11]-[.C11]^2)/(1-[.C11])^2" office:value-type="float" office:value="15.6981693122326" calcext:value-type="float">
            <text:p>15.6982</text:p>
          </table:table-cell>
          <table:table-cell table:style-name="ce45" office:value-type="float" office:value="0.0385214963358" calcext:value-type="float">
            <text:p>0.0385</text:p>
          </table:table-cell>
          <table:table-cell table:style-name="ce38" table:formula="of:=ABS(([.D15] - [.C15]))" office:value-type="float" office:value="15.6596478158968" calcext:value-type="float">
            <text:p>15.6596</text:p>
          </table:table-cell>
          <table:table-cell table:style-name="ce1"/>
          <table:table-cell table:style-name="ce1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Mean response time</text:p>
          </table:table-cell>
          <table:table-cell table:style-name="ce38" table:formula="of:=(1/[.C10])/(1 - [.C11])" office:value-type="float" office:value="0.000309567401669495" calcext:value-type="float">
            <text:p>0.0003</text:p>
          </table:table-cell>
          <table:table-cell table:style-name="ce45" office:value-type="float" office:value="4.55107199806" calcext:value-type="float">
            <text:p>4.5511</text:p>
          </table:table-cell>
          <table:table-cell table:style-name="ce38" table:formula="of:=ABS(([.D16] - [.C16]))" office:value-type="float" office:value="4.55076243065833" calcext:value-type="float">
            <text:p>4.5508</text:p>
          </table:table-cell>
          <table:table-cell table:style-name="ce1"/>
          <table:table-cell table:style-name="ce1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Variance of response time</text:p>
          </table:table-cell>
          <table:table-cell table:style-name="ce6" table:formula="of:=(1/[.C10]^2)/(1 - [.C11])^2" office:value-type="float" office:value="0.0000000958319761764025" calcext:value-type="float">
            <text:p>0.0000001</text:p>
          </table:table-cell>
          <table:table-cell table:style-name="ce45" office:value-type="float" office:value="0.0164529955716" calcext:value-type="float">
            <text:p>0.0165</text:p>
          </table:table-cell>
          <table:table-cell table:style-name="ce38" table:formula="of:=ABS(([.D17] - [.C17]))" office:value-type="float" office:value="0.0164528997396238" calcext:value-type="float">
            <text:p>0.0165</text:p>
          </table:table-cell>
          <table:table-cell table:style-name="ce1"/>
          <table:table-cell table:style-name="ce1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Mean waiting time</text:p>
          </table:table-cell>
          <table:table-cell table:style-name="ce7" table:formula="of:=[.C11] * (1/[.C10])/(1 - [.C11])" office:value-type="float" office:value="0.00024321442659161" calcext:value-type="float">
            <text:p>0.00024</text:p>
          </table:table-cell>
          <table:table-cell table:style-name="ce45" office:value-type="float" office:value="0.277978984844" calcext:value-type="float">
            <text:p>0.2780</text:p>
          </table:table-cell>
          <table:table-cell table:style-name="ce38" table:formula="of:=ABS(([.D18] - [.C18]))" office:value-type="float" office:value="0.277735770417408" calcext:value-type="float">
            <text:p>0.2777</text:p>
          </table:table-cell>
          <table:table-cell table:style-name="ce1"/>
          <table:table-cell table:style-name="ce1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Variance of waiting time</text:p>
          </table:table-cell>
          <table:table-cell table:style-name="ce8" table:formula="of:=(2 - [.C11])*[.C11]/([.C10]^2 * (1 - [.C11])^2)" office:value-type="float" office:value="0.000000091429258874716" calcext:value-type="float">
            <text:p>0.00</text:p>
          </table:table-cell>
          <table:table-cell table:style-name="ce45" office:value-type="float" office:value="0.0151146671041" calcext:value-type="float">
            <text:p>0.0151</text:p>
          </table:table-cell>
          <table:table-cell table:style-name="ce38" table:formula="of:=ABS(([.D19] - [.C19]))" office:value-type="float" office:value="0.0151145756748411" calcext:value-type="float">
            <text:p>0.0151</text:p>
          </table:table-cell>
          <table:table-cell table:style-name="ce1"/>
          <table:table-cell table:style-name="ce12"/>
          <table:table-cell table:number-columns-repeated="2"/>
        </table:table-row>
        <table:table-row table:style-name="ro2" table:number-rows-repeated="2">
          <table:table-cell table:style-name="ce1" table:number-columns-repeated="2"/>
          <table:table-cell table:style-name="ce38"/>
          <table:table-cell table:style-name="ce1" table:number-columns-repeated="4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144 VC</text:p>
          </table:table-cell>
          <table:table-cell table:style-name="ce38"/>
          <table:table-cell table:style-name="ce1" table:number-columns-repeated="4"/>
          <table:table-cell table:number-columns-repeated="2"/>
        </table:table-row>
        <table:table-row table:style-name="ro2">
          <table:table-cell table:style-name="ce1" table:number-columns-repeated="2"/>
          <table:table-cell table:style-name="ce38"/>
          <table:table-cell table:style-name="ce1" table:number-columns-repeated="4"/>
          <table:table-cell table:number-columns-repeated="2"/>
        </table:table-row>
        <table:table-row table:style-name="ro2">
          <table:table-cell table:style-name="ce1"/>
          <table:table-cell table:style-name="ce37" office:value-type="string" calcext:value-type="string">
            <text:p>Statistics</text:p>
          </table:table-cell>
          <table:table-cell table:style-name="ce4" office:value-type="string" calcext:value-type="string">
            <text:p>Model</text:p>
          </table:table-cell>
          <table:table-cell table:style-name="ce37" office:value-type="string" calcext:value-type="string">
            <text:p>Measured</text:p>
          </table:table-cell>
          <table:table-cell table:style-name="ce37" office:value-type="string" calcext:value-type="string">
            <text:p>difference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Arrival rate</text:p>
          </table:table-cell>
          <table:table-cell table:style-name="ce40" office:value-type="float" office:value="14393.32" calcext:value-type="float" table:number-columns-spanned="2" table:number-rows-spanned="1">
            <text:p>14393.3200</text:p>
          </table:table-cell>
          <table:covered-table-cell table:style-name="ce38"/>
          <table:table-cell table:style-name="ce46"/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Service rate</text:p>
          </table:table-cell>
          <table:table-cell table:style-name="ce40" office:value-type="float" office:value="15070.9142857" calcext:value-type="float" table:number-columns-spanned="2" table:number-rows-spanned="1">
            <text:p>15070.9143</text:p>
          </table:table-cell>
          <table:covered-table-cell table:style-name="ce38"/>
          <table:table-cell table:style-name="ce46"/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Traffic intensity (System utilization)</text:p>
          </table:table-cell>
          <table:table-cell table:style-name="ce40" table:formula="of:=[.C25]/[.C26]" office:value-type="float" office:value="0.95503960324803" calcext:value-type="float" table:number-columns-spanned="2" table:number-rows-spanned="1">
            <text:p>0.9550</text:p>
          </table:table-cell>
          <table:covered-table-cell table:style-name="ce38"/>
          <table:table-cell table:style-name="ce38"/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Probability of zero jobs in system</text:p>
          </table:table-cell>
          <table:table-cell table:style-name="ce40" table:formula="of:=1-[.C27]" office:value-type="float" office:value="0.0449603967519697" calcext:value-type="float" table:number-columns-spanned="2" table:number-rows-spanned="1">
            <text:p>0.0450</text:p>
          </table:table-cell>
          <table:covered-table-cell table:style-name="ce38"/>
          <table:table-cell table:style-name="ce38"/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Mean number of jobs in system</text:p>
          </table:table-cell>
          <table:table-cell table:style-name="ce38" table:formula="of:=[.C27]/(1 - [.C27])" office:value-type="float" office:value="21.2417966086162" calcext:value-type="float">
            <text:p>21.2418</text:p>
          </table:table-cell>
          <table:table-cell table:style-name="ce45" table:formula="of:=64 + [.D30]" office:value-type="float" office:value="85.8504356894" calcext:value-type="float">
            <text:p>85.8504</text:p>
          </table:table-cell>
          <table:table-cell table:style-name="ce38" table:formula="of:=ABS(([.D29] - [.C29]))" office:value-type="float" office:value="64.6086390807838" calcext:value-type="float">
            <text:p>64.6086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Mean number of jobs in queue</text:p>
          </table:table-cell>
          <table:table-cell table:style-name="ce38" table:formula="of:=[.C27]^2 / (1 - [.C27])" office:value-type="float" office:value="20.2867570053682" calcext:value-type="float">
            <text:p>20.2868</text:p>
          </table:table-cell>
          <table:table-cell table:style-name="ce45" office:value-type="float" office:value="21.8504356894" calcext:value-type="float">
            <text:p>21.8504</text:p>
          </table:table-cell>
          <table:table-cell table:style-name="ce38" table:formula="of:=ABS(([.D30] - [.C30]))" office:value-type="float" office:value="1.56367868403181" calcext:value-type="float">
            <text:p>1.5637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Variance of number of jobs in queue</text:p>
          </table:table-cell>
          <table:table-cell table:style-name="ce38" table:formula="of:=[.C27]^2*(1+[.C27]-[.C27]^2)/(1-[.C27])^2" office:value-type="float" office:value="470.588579523416" calcext:value-type="float">
            <text:p>470.5886</text:p>
          </table:table-cell>
          <table:table-cell table:style-name="ce45" office:value-type="float" office:value="0.0951245861691" calcext:value-type="float">
            <text:p>0.0951</text:p>
          </table:table-cell>
          <table:table-cell table:style-name="ce38" table:formula="of:=ABS(([.D31] - [.C31]))" office:value-type="float" office:value="470.493454937247" calcext:value-type="float">
            <text:p>470.4935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Mean response time</text:p>
          </table:table-cell>
          <table:table-cell table:style-name="ce38" table:formula="of:=(1/[.C26])/(1 - [.C27])" office:value-type="float" office:value="0.00147580937605891" calcext:value-type="float">
            <text:p>0.0015</text:p>
          </table:table-cell>
          <table:table-cell table:style-name="ce45" office:value-type="float" office:value="8.63588697254" calcext:value-type="float">
            <text:p>8.6359</text:p>
          </table:table-cell>
          <table:table-cell table:style-name="ce38" table:formula="of:=ABS(([.D32] - [.C32]))" office:value-type="float" office:value="8.63441116316394" calcext:value-type="float">
            <text:p>8.6344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Variance of response time</text:p>
          </table:table-cell>
          <table:table-cell table:style-name="ce6" table:formula="of:=(1/[.C26]^2)/(1 - [.C27])^2" office:value-type="float" office:value="0.00000217801331446339" calcext:value-type="float">
            <text:p>0.0000022</text:p>
          </table:table-cell>
          <table:table-cell table:style-name="ce45" office:value-type="float" office:value="0.285237704341" calcext:value-type="float">
            <text:p>0.2852</text:p>
          </table:table-cell>
          <table:table-cell table:style-name="ce38" table:formula="of:=ABS(([.D33] - [.C33]))" office:value-type="float" office:value="0.285235526327685" calcext:value-type="float">
            <text:p>0.2852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Mean waiting time</text:p>
          </table:table-cell>
          <table:table-cell table:style-name="ce7" table:formula="of:=[.C27] * (1/[.C26])/(1 - [.C27])" office:value-type="float" office:value="0.00140945640098102" calcext:value-type="float">
            <text:p>0.00141</text:p>
          </table:table-cell>
          <table:table-cell table:style-name="ce45" office:value-type="float" office:value="3.67723628681" calcext:value-type="float">
            <text:p>3.6772</text:p>
          </table:table-cell>
          <table:table-cell table:style-name="ce38" table:formula="of:=ABS(([.D34] - [.C34]))" office:value-type="float" office:value="3.67582683040902" calcext:value-type="float">
            <text:p>3.6758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Variance of waiting time</text:p>
          </table:table-cell>
          <table:table-cell table:style-name="ce8" table:formula="of:=(2 - [.C27])*[.C27]/([.C26]^2 * (1 - [.C27])^2)" office:value-type="float" office:value="0.0000021736105971617" calcext:value-type="float">
            <text:p>0.00</text:p>
          </table:table-cell>
          <table:table-cell table:style-name="ce45" office:value-type="float" office:value="0.0987021605843" calcext:value-type="float">
            <text:p>0.0987</text:p>
          </table:table-cell>
          <table:table-cell table:style-name="ce38" table:formula="of:=ABS(([.D35] - [.C35]))" office:value-type="float" office:value="0.0986999869737029" calcext:value-type="float">
            <text:p>0.0987</text:p>
          </table:table-cell>
          <table:table-cell table:style-name="ce1" table:number-columns-repeated="2"/>
          <table:table-cell table:number-columns-repeated="2"/>
        </table:table-row>
        <table:table-row table:style-name="ro2" table:number-rows-repeated="2">
          <table:table-cell table:style-name="ce1"/>
          <table:table-cell table:number-columns-repeated="4"/>
          <table:table-cell table:style-name="ce1" table:number-columns-repeated="2"/>
          <table:table-cell table:number-columns-repeated="2"/>
        </table:table-row>
        <table:table-row table:style-name="ro2" table:number-rows-repeated="104853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MM1_64" table:style-name="ta2"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number-columns-repeated="4" table:default-cell-style-name="Default"/>
        <table:table-row table:style-name="ro2">
          <table:table-cell table:style-name="ce1" table:number-columns-repeated="2"/>
          <table:table-cell table:style-name="ce38"/>
          <table:table-cell table:style-name="ce1" table:number-columns-repeated="4"/>
          <table:table-cell table:number-columns-repeated="2"/>
        </table:table-row>
        <table:table-row table:style-name="ro2">
          <table:table-cell table:style-name="ce1" table:number-columns-repeated="2"/>
          <table:table-cell table:style-name="ce38"/>
          <table:table-cell table:style-name="ce44" office:value-type="string" calcext:value-type="string" table:number-columns-spanned="5" table:number-rows-spanned="2">
            <text:p>MM1 – 64 Threads / MW</text:p>
          </table:table-cell>
          <table:covered-table-cell table:number-columns-repeated="3" table:style-name="ce1"/>
          <table:covered-table-cell/>
          <table:table-cell/>
        </table:table-row>
        <table:table-row table:style-name="ro2">
          <table:table-cell table:style-name="ce1" table:number-columns-repeated="2"/>
          <table:table-cell table:style-name="ce38"/>
          <table:covered-table-cell table:number-columns-repeated="4" table:style-name="ce1"/>
          <table:covered-table-cell/>
          <table:table-cell/>
        </table:table-row>
        <table:table-row table:style-name="ro2" table:number-rows-repeated="2">
          <table:table-cell table:style-name="ce1" table:number-columns-repeated="2"/>
          <table:table-cell table:style-name="ce38"/>
          <table:table-cell table:style-name="ce1" table:number-columns-repeated="4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144 VC</text:p>
          </table:table-cell>
          <table:table-cell table:style-name="ce38"/>
          <table:table-cell table:style-name="ce1" table:number-columns-repeated="4"/>
          <table:table-cell table:number-columns-repeated="2"/>
        </table:table-row>
        <table:table-row table:style-name="ro2">
          <table:table-cell table:style-name="ce1" table:number-columns-repeated="2"/>
          <table:table-cell table:style-name="ce4" table:number-columns-spanned="3" table:number-rows-spanned="1"/>
          <table:covered-table-cell table:number-columns-repeated="2" table:style-name="ce1"/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37" office:value-type="string" calcext:value-type="string">
            <text:p>Statistics</text:p>
          </table:table-cell>
          <table:table-cell table:style-name="ce4" office:value-type="string" calcext:value-type="string">
            <text:p>Model</text:p>
          </table:table-cell>
          <table:table-cell table:style-name="ce37" office:value-type="string" calcext:value-type="string">
            <text:p>Measured</text:p>
          </table:table-cell>
          <table:table-cell table:style-name="ce37" office:value-type="string" calcext:value-type="string">
            <text:p>difference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Arrival rate</text:p>
          </table:table-cell>
          <table:table-cell table:style-name="ce40" office:value-type="float" office:value="15642.9" calcext:value-type="float" table:number-columns-spanned="2" table:number-rows-spanned="1">
            <text:p>15642.9000</text:p>
          </table:table-cell>
          <table:covered-table-cell table:style-name="ce38"/>
          <table:table-cell table:style-name="ce46"/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Service rate</text:p>
          </table:table-cell>
          <table:table-cell table:style-name="ce40" office:value-type="float" office:value="17069.94" calcext:value-type="float" table:number-columns-spanned="2" table:number-rows-spanned="1">
            <text:p>17069.9400</text:p>
          </table:table-cell>
          <table:covered-table-cell table:style-name="ce38"/>
          <table:table-cell table:style-name="ce46"/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Traffic intensity (System utilization)</text:p>
          </table:table-cell>
          <table:table-cell table:style-name="ce40" table:formula="of:=[.C9]/[.C10]" office:value-type="float" office:value="0.916400409140278" calcext:value-type="float" table:number-columns-spanned="2" table:number-rows-spanned="1">
            <text:p>0.9164</text:p>
          </table:table-cell>
          <table:covered-table-cell table:style-name="ce38"/>
          <table:table-cell table:style-name="ce38"/>
          <table:table-cell table:style-name="ce1"/>
          <table:table-cell table:style-name="ce12" table:number-columns-spanned="3" table:number-rows-spanned="1"/>
          <table:covered-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Probability of zero jobs in system</text:p>
          </table:table-cell>
          <table:table-cell table:style-name="ce40" table:formula="of:=1-[.C11]" office:value-type="float" office:value="0.0835995908597218" calcext:value-type="float" table:number-columns-spanned="2" table:number-rows-spanned="1">
            <text:p>0.0836</text:p>
          </table:table-cell>
          <table:covered-table-cell table:style-name="ce38"/>
          <table:table-cell table:style-name="ce38"/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Mean number of jobs in system</text:p>
          </table:table-cell>
          <table:table-cell table:style-name="ce38" table:formula="of:=[.C11]/(1 - [.C11])" office:value-type="float" office:value="10.9617810292634" calcext:value-type="float">
            <text:p>10.9618</text:p>
          </table:table-cell>
          <table:table-cell table:style-name="ce45" table:formula="of:=2*64+[.D14]" office:value-type="float" office:value="135.25392320716" calcext:value-type="float">
            <text:p>135.2539</text:p>
          </table:table-cell>
          <table:table-cell table:style-name="ce38" table:formula="of:=ABS(([.D13] - [.C13]))" office:value-type="float" office:value="124.292142177897" calcext:value-type="float">
            <text:p>124.2921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Mean number of jobs in queue</text:p>
          </table:table-cell>
          <table:table-cell table:style-name="ce38" table:formula="of:=[.C11]^2 / (1 - [.C11])" office:value-type="float" office:value="10.0453806201231" calcext:value-type="float">
            <text:p>10.0454</text:p>
          </table:table-cell>
          <table:table-cell table:style-name="ce45" office:value-type="float" office:value="7.25392320716" calcext:value-type="float">
            <text:p>7.2539</text:p>
          </table:table-cell>
          <table:table-cell table:style-name="ce38" table:formula="of:=ABS(([.D14] - [.C14]))" office:value-type="float" office:value="2.7914574129631" calcext:value-type="float">
            <text:p>2.7915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Variance of number of jobs in queue</text:p>
          </table:table-cell>
          <table:table-cell table:style-name="ce38" table:formula="of:=[.C11]^2*(1+[.C11]-[.C11]^2)/(1-[.C11])^2" office:value-type="float" office:value="129.366234243769" calcext:value-type="float">
            <text:p>129.3662</text:p>
          </table:table-cell>
          <table:table-cell table:style-name="ce45" office:value-type="float" office:value="0.329624950323" calcext:value-type="float">
            <text:p>0.3296</text:p>
          </table:table-cell>
          <table:table-cell table:style-name="ce38" table:formula="of:=ABS(([.D15] - [.C15]))" office:value-type="float" office:value="129.036609293446" calcext:value-type="float">
            <text:p>129.0366</text:p>
          </table:table-cell>
          <table:table-cell table:style-name="ce1"/>
          <table:table-cell table:style-name="ce1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Mean response time</text:p>
          </table:table-cell>
          <table:table-cell table:style-name="ce38" table:formula="of:=(1/[.C10])/(1 - [.C11])" office:value-type="float" office:value="0.000700751205292073" calcext:value-type="float">
            <text:p>0.0007</text:p>
          </table:table-cell>
          <table:table-cell table:style-name="ce45" office:value-type="float" office:value="6.47269222547" calcext:value-type="float">
            <text:p>6.4727</text:p>
          </table:table-cell>
          <table:table-cell table:style-name="ce38" table:formula="of:=ABS(([.D16] - [.C16]))" office:value-type="float" office:value="6.47199147426471" calcext:value-type="float">
            <text:p>6.4720</text:p>
          </table:table-cell>
          <table:table-cell table:style-name="ce1"/>
          <table:table-cell table:style-name="ce1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Variance of response time</text:p>
          </table:table-cell>
          <table:table-cell table:style-name="ce6" table:formula="of:=(1/[.C10]^2)/(1 - [.C11])^2" office:value-type="float" office:value="0.000000491052251718294" calcext:value-type="float">
            <text:p>0.0000005</text:p>
          </table:table-cell>
          <table:table-cell table:style-name="ce45" office:value-type="float" office:value="0.259114191164" calcext:value-type="float">
            <text:p>0.2591</text:p>
          </table:table-cell>
          <table:table-cell table:style-name="ce38" table:formula="of:=ABS(([.D17] - [.C17]))" office:value-type="float" office:value="0.259113700111748" calcext:value-type="float">
            <text:p>0.2591</text:p>
          </table:table-cell>
          <table:table-cell table:style-name="ce1"/>
          <table:table-cell table:style-name="ce1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Mean waiting time</text:p>
          </table:table-cell>
          <table:table-cell table:style-name="ce7" table:formula="of:=[.C11] * (1/[.C10])/(1 - [.C11])" office:value-type="float" office:value="0.000642168691235199" calcext:value-type="float">
            <text:p>0.00064</text:p>
          </table:table-cell>
          <table:table-cell table:style-name="ce45" office:value-type="float" office:value="0.463701822648" calcext:value-type="float">
            <text:p>0.4637</text:p>
          </table:table-cell>
          <table:table-cell table:style-name="ce38" table:formula="of:=ABS(([.D18] - [.C18]))" office:value-type="float" office:value="0.463059653956765" calcext:value-type="float">
            <text:p>0.4631</text:p>
          </table:table-cell>
          <table:table-cell table:style-name="ce1"/>
          <table:table-cell table:style-name="ce1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Variance of waiting time</text:p>
          </table:table-cell>
          <table:table-cell table:style-name="ce8" table:formula="of:=(2 - [.C11])*[.C11]/([.C10]^2 * (1 - [.C11])^2)" office:value-type="float" office:value="0.00000048762034076507" calcext:value-type="float">
            <text:p>0.00</text:p>
          </table:table-cell>
          <table:table-cell table:style-name="ce45" office:value-type="float" office:value="0.0153859452304" calcext:value-type="float">
            <text:p>0.0154</text:p>
          </table:table-cell>
          <table:table-cell table:style-name="ce38" table:formula="of:=ABS(([.D19] - [.C19]))" office:value-type="float" office:value="0.0153854576100592" calcext:value-type="float">
            <text:p>0.0154</text:p>
          </table:table-cell>
          <table:table-cell table:style-name="ce1"/>
          <table:table-cell table:style-name="ce12"/>
          <table:table-cell table:number-columns-repeated="2"/>
        </table:table-row>
        <table:table-row table:style-name="ro2" table:number-rows-repeated="2">
          <table:table-cell table:style-name="ce1" table:number-columns-repeated="2"/>
          <table:table-cell table:style-name="ce38"/>
          <table:table-cell table:style-name="ce1" table:number-columns-repeated="4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192 VC</text:p>
          </table:table-cell>
          <table:table-cell table:style-name="ce38"/>
          <table:table-cell table:style-name="ce1" table:number-columns-repeated="4"/>
          <table:table-cell table:number-columns-repeated="2"/>
        </table:table-row>
        <table:table-row table:style-name="ro2">
          <table:table-cell table:style-name="ce1" table:number-columns-repeated="2"/>
          <table:table-cell table:style-name="ce38"/>
          <table:table-cell table:style-name="ce1" table:number-columns-repeated="4"/>
          <table:table-cell table:number-columns-repeated="2"/>
        </table:table-row>
        <table:table-row table:style-name="ro2">
          <table:table-cell table:style-name="ce1"/>
          <table:table-cell table:style-name="ce37" office:value-type="string" calcext:value-type="string">
            <text:p>Statistics</text:p>
          </table:table-cell>
          <table:table-cell table:style-name="ce4" office:value-type="string" calcext:value-type="string">
            <text:p>Model</text:p>
          </table:table-cell>
          <table:table-cell table:style-name="ce37" office:value-type="string" calcext:value-type="string">
            <text:p>Measured</text:p>
          </table:table-cell>
          <table:table-cell table:style-name="ce37" office:value-type="string" calcext:value-type="string">
            <text:p>difference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Arrival rate</text:p>
          </table:table-cell>
          <table:table-cell table:style-name="ce40" office:value-type="float" office:value="16691.45" calcext:value-type="float" table:number-columns-spanned="2" table:number-rows-spanned="1">
            <text:p>16691.4500</text:p>
          </table:table-cell>
          <table:covered-table-cell table:style-name="ce38"/>
          <table:table-cell table:style-name="ce46"/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Service rate</text:p>
          </table:table-cell>
          <table:table-cell table:style-name="ce40" office:value-type="float" office:value="17069.94" calcext:value-type="float" table:number-columns-spanned="2" table:number-rows-spanned="1">
            <text:p>17069.9400</text:p>
          </table:table-cell>
          <table:covered-table-cell table:style-name="ce38"/>
          <table:table-cell table:style-name="ce46"/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Traffic intensity (System utilization)</text:p>
          </table:table-cell>
          <table:table-cell table:style-name="ce40" table:formula="of:=[.C25]/[.C26]" office:value-type="float" office:value="0.977827104254614" calcext:value-type="float" table:number-columns-spanned="2" table:number-rows-spanned="1">
            <text:p>0.9778</text:p>
          </table:table-cell>
          <table:covered-table-cell table:style-name="ce38"/>
          <table:table-cell table:style-name="ce38"/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Probability of zero jobs in system</text:p>
          </table:table-cell>
          <table:table-cell table:style-name="ce40" table:formula="of:=1-[.C27]" office:value-type="float" office:value="0.0221728957453862" calcext:value-type="float" table:number-columns-spanned="2" table:number-rows-spanned="1">
            <text:p>0.0222</text:p>
          </table:table-cell>
          <table:covered-table-cell table:style-name="ce38"/>
          <table:table-cell table:style-name="ce38"/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Mean number of jobs in system</text:p>
          </table:table-cell>
          <table:table-cell table:style-name="ce38" table:formula="of:=[.C27]/(1 - [.C27])" office:value-type="float" office:value="44.1001083251873" calcext:value-type="float">
            <text:p>44.1001</text:p>
          </table:table-cell>
          <table:table-cell table:style-name="ce45" table:formula="of:=2*64+[.D30]" office:value-type="float" office:value="138.1615111748" calcext:value-type="float">
            <text:p>138.1615</text:p>
          </table:table-cell>
          <table:table-cell table:style-name="ce38" table:formula="of:=ABS(([.D29] - [.C29]))" office:value-type="float" office:value="94.0614028496127" calcext:value-type="float">
            <text:p>94.0614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Mean number of jobs in queue</text:p>
          </table:table-cell>
          <table:table-cell table:style-name="ce38" table:formula="of:=[.C27]^2 / (1 - [.C27])" office:value-type="float" office:value="43.1222812209326" calcext:value-type="float">
            <text:p>43.1223</text:p>
          </table:table-cell>
          <table:table-cell table:style-name="ce45" office:value-type="float" office:value="10.1615111748" calcext:value-type="float">
            <text:p>10.1615</text:p>
          </table:table-cell>
          <table:table-cell table:style-name="ce38" table:formula="of:=ABS(([.D30] - [.C30]))" office:value-type="float" office:value="32.9607700461327" calcext:value-type="float">
            <text:p>32.9608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Variance of number of jobs in queue</text:p>
          </table:table-cell>
          <table:table-cell table:style-name="ce38" table:formula="of:=[.C27]^2*(1+[.C27]-[.C27]^2)/(1-[.C27])^2" office:value-type="float" office:value="1986.98568966837" calcext:value-type="float">
            <text:p>1986.9857</text:p>
          </table:table-cell>
          <table:table-cell table:style-name="ce45" office:value-type="float" office:value="0.220879716024" calcext:value-type="float">
            <text:p>0.2209</text:p>
          </table:table-cell>
          <table:table-cell table:style-name="ce38" table:formula="of:=ABS(([.D31] - [.C31]))" office:value-type="float" office:value="1986.76480995234" calcext:value-type="float">
            <text:p>1986.7648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Mean response time</text:p>
          </table:table-cell>
          <table:table-cell table:style-name="ce38" table:formula="of:=(1/[.C26])/(1 - [.C27])" office:value-type="float" office:value="0.00264207772992683" calcext:value-type="float">
            <text:p>0.0026</text:p>
          </table:table-cell>
          <table:table-cell table:style-name="ce45" office:value-type="float" office:value="8.45389627856" calcext:value-type="float">
            <text:p>8.4539</text:p>
          </table:table-cell>
          <table:table-cell table:style-name="ce38" table:formula="of:=ABS(([.D32] - [.C32]))" office:value-type="float" office:value="8.45125420083007" calcext:value-type="float">
            <text:p>8.4513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Variance of response time</text:p>
          </table:table-cell>
          <table:table-cell table:style-name="ce6" table:formula="of:=(1/[.C26]^2)/(1 - [.C27])^2" office:value-type="float" office:value="0.00000698057473097534" calcext:value-type="float">
            <text:p>0.0000070</text:p>
          </table:table-cell>
          <table:table-cell table:style-name="ce45" office:value-type="float" office:value="0.291454346834" calcext:value-type="float">
            <text:p>0.2915</text:p>
          </table:table-cell>
          <table:table-cell table:style-name="ce38" table:formula="of:=ABS(([.D32] - [.C33]))" office:value-type="float" office:value="8.45388929798527" calcext:value-type="float">
            <text:p>8.4539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Mean waiting time</text:p>
          </table:table-cell>
          <table:table-cell table:style-name="ce7" table:formula="of:=[.C27] * (1/[.C26])/(1 - [.C27])" office:value-type="float" office:value="0.00258349521586996" calcext:value-type="float">
            <text:p>0.00258</text:p>
          </table:table-cell>
          <table:table-cell table:style-name="ce45" office:value-type="float" office:value="1.22357750137" calcext:value-type="float">
            <text:p>1.2236</text:p>
          </table:table-cell>
          <table:table-cell table:style-name="ce38" table:formula="of:=ABS(([.D33] - [.C34]))" office:value-type="float" office:value="0.28887085161813" calcext:value-type="float">
            <text:p>0.2889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1" office:value-type="string" calcext:value-type="string">
            <text:p>Variance of waiting time</text:p>
          </table:table-cell>
          <table:table-cell table:style-name="ce8" table:formula="of:=(2 - [.C27])*[.C27]/([.C26]^2 * (1 - [.C27])^2)" office:value-type="float" office:value="0.00000697714282002211" calcext:value-type="float">
            <text:p>0.00</text:p>
          </table:table-cell>
          <table:table-cell table:style-name="ce45" office:value-type="float" office:value="0.094552851968" calcext:value-type="float">
            <text:p>0.0946</text:p>
          </table:table-cell>
          <table:table-cell table:style-name="ce38" table:formula="of:=ABS(([.D35] - [.C35]))" office:value-type="float" office:value="0.09454587482518" calcext:value-type="float">
            <text:p>0.0945</text:p>
          </table:table-cell>
          <table:table-cell table:style-name="ce1" table:number-columns-repeated="2"/>
          <table:table-cell table:number-columns-repeated="2"/>
        </table:table-row>
        <table:table-row table:style-name="ro2" table:number-rows-repeated="2">
          <table:table-cell table:style-name="ce1"/>
          <table:table-cell table:number-columns-repeated="4"/>
          <table:table-cell table:style-name="ce1" table:number-columns-repeated="2"/>
          <table:table-cell table:number-columns-repeated="2"/>
        </table:table-row>
        <table:table-row table:style-name="ro2" table:number-rows-repeated="1048538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 MT" svg:font-family="'Gill Sans MT'"/>
    <style:font-face style:name="Liberation Sans1" svg:font-family="'Liberation Sans'"/>
    <style:font-face style:name="Gill Sans MT1" svg:font-family="'Gill Sans M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5" loext:min-decimal-places="5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/00/0000</text:date>, <text:time style:data-style-name="N2" text:time-value="15:33:51.752849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Linux_X86_64 LibreOffice_project/40m0$Build-2</meta:generator>
    <meta:initial-creator>Microsoft Office User</meta:initial-creator>
    <meta:creation-date>2017-12-13T19:40:22Z</meta:creation-date>
    <dc:date>2017-12-18T16:43:42.404303536</dc:date>
    <meta:editing-duration>PT2H6M36S</meta:editing-duration>
    <meta:editing-cycles>25</meta:editing-cycles>
    <meta:document-statistic meta:table-count="4" meta:cell-count="332" meta:object-count="0"/>
  </office:meta>
</office:document-meta>
</file>